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5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5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5.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56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5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5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0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6dc21" style:font-size-asian="10.5pt" style:font-weight-asian="normal" style:font-size-complex="10.5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style:font-name="Liberation Sans1" officeooo:paragraph-rsid="0080ae39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4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8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1" style:family="paragraph" style:parent-style-name="Text_20_body">
      <style:text-properties style:font-name="Liberation Sans1" officeooo:paragraph-rsid="007d543b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4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4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1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2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3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4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57" style:family="paragraph" style:parent-style-name="Table_20_Contents">
      <style:paragraph-properties fo:line-height="100%"/>
      <style:text-properties style:font-name="Liberation Sans1"/>
    </style:style>
    <style:style style:name="P5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2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00%"/>
      <style:text-properties style:font-name="Liberation Sans1" fo:font-size="10pt" fo:font-weight="bold" officeooo:rsid="00ee4d85" officeooo:paragraph-rsid="00ee4d85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74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77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78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7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break-before="page"/>
      <style:text-properties style:font-name="Liberation Sans1" officeooo:paragraph-rsid="0033305e"/>
    </style:style>
    <style:style style:name="P8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ef443" style:font-size-asian="10.5pt" style:font-weight-asian="normal" style:font-size-complex="10.5pt" style:font-weight-complex="normal"/>
    </style:style>
    <style:style style:name="P83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84" style:family="paragraph" style:parent-style-name="Text_20_body">
      <style:paragraph-properties fo:line-height="100%"/>
      <style:text-properties officeooo:paragraph-rsid="00eef443"/>
    </style:style>
    <style:style style:name="P8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eef443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line-height="100%"/>
      <style:text-properties style:font-name="Liberation Sans1" fo:font-size="10pt" fo:font-weight="bold" officeooo:rsid="00ee4d85" officeooo:paragraph-rsid="00eef443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90" style:family="paragraph" style:parent-style-name="Table_20_Contents">
      <style:paragraph-properties fo:line-height="100%"/>
      <style:text-properties style:font-name="Liberation Sans1" fo:font-size="10pt" officeooo:rsid="007d543b" officeooo:paragraph-rsid="00eef443" style:font-size-asian="10pt" style:font-size-complex="10pt"/>
    </style:style>
    <style:style style:name="P9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ee4d85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9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eef443" style:font-size-asian="10pt" style:font-weight-asian="normal" style:font-size-complex="10pt" style:font-weight-complex="normal"/>
    </style:style>
    <style:style style:name="P9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eef443" style:font-size-asian="10pt" style:font-weight-asian="normal" style:font-size-complex="10pt" style:font-weight-complex="normal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a558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style:font-name="Liberation Sans1" fo:font-size="10pt" officeooo:rsid="001bb431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placeholder text:placeholder-type="text">&lt;for each="invoice in objects"&gt;</text:placeholder></text:p>
      <text:p text:style-name="P2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79"><text:placeholder text:placeholder-type="text">&lt;if test="company.party.commercial_name"&gt;</text:placeholder></text:p>
                  <text:p text:style-name="P79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47"><text:placeholder text:placeholder-type="text">&lt;if test="company.party.addresses"&gt;</text:placeholder></text:p>
                  <text:p text:style-name="P49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48"><text:placeholder text:placeholder-type="text">&lt;/if&gt;</text:placeholder></text:p>
                  <text:p text:style-name="P49">Direcció<text:span text:style-name="T8">n sucursal:</text:span><text:span text:style-name="T11"> </text:span></text:p>
                  <text:p text:style-name="P47"><text:placeholder text:placeholder-type="text">&lt;if test="company.party.contribuyente_especial_nro"&gt;</text:placeholder></text:p>
                  <text:p text:style-name="P49">Contribuyente especial Nro.: <text:span text:style-name="T11"><text:placeholder text:placeholder-type="text">&lt;company.party.contribuyente_especial_nro&gt;</text:placeholder></text:span></text:p>
                  <text:p text:style-name="P48"><text:placeholder text:placeholder-type="text">&lt;/if&gt;</text:placeholder></text:p>
                  <text:p text:style-name="P49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5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out_invoice'"&gt;</text:placeholder></text:p>
            <text:p text:style-name="P26">FACTURA</text:p>
            <text:p text:style-name="P13"><text:span text:style-name="T13"><text:s/>N°:</text:span><text:span text:style-name="T13"><text:placeholder text:placeholder-type="text">&lt;invoice.number_invoice and ' ' + invoice.number_invoice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out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number_invoice and ' ' + invoice.number_invoice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6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4"/>
            <text:p text:style-name="P18">EMISION: NORMAL</text:p>
            <text:p text:style-name="P15"/>
            <text:p text:style-name="P27">CLAVE DE ACCESO:</text:p>
            <text:p text:style-name="P37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clave&gt;</text:placeholder></text:p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8"><text:span text:style-name="T23">Razón social/Nombre y Apellidos:</text:span><text:span text:style-name="T23"><text:placeholder text:placeholder-type="text">&lt;invoice.party.name&gt;</text:placeholder></text:span></text:p>
            <text:p text:style-name="P45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0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5"/>
      <text:p text:style-name="P21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><text:span text:style-name="T14">Comprobante que se modifica</text:span>: <text:placeholder text:placeholder-type="text">&lt;numero&gt;</text:placeholder></text:p>
            <text:p text:style-name="P44"><text:span text:style-name="T14">Fecha emision (comprobante a modificar)</text:span>: <text:placeholder text:placeholder-type="text">&lt;fecha&gt;</text:placeholder> </text:p>
            <text:p text:style-name="P46">Razón: <text:placeholder text:placeholder-type="text">&lt;motivo&gt;</text:placeholder>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6">Cantidad</text:p>
            </table:table-cell>
            <table:table-cell table:style-name="Table4.A1" office:value-type="string">
              <text:p text:style-name="P54">Descripcion</text:p>
            </table:table-cell>
            <table:table-cell table:style-name="Table4.A1" office:value-type="string">
              <text:p text:style-name="P52">Precio Unitario</text:p>
            </table:table-cell>
            <table:table-cell table:style-name="Table4.D1" office:value-type="string">
              <text:p text:style-name="P52">Precio Total</text:p>
            </table:table-cell>
          </table:table-row>
        </table:table-header-rows>
        <table:table-row>
          <table:table-cell table:style-name="Table4.A2" office:value-type="string">
            <text:p text:style-name="P77"><text:placeholder text:placeholder-type="text">&lt;for each="line in lines"&gt;</text:placeholder></text:p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/>
          </table:table-cell>
        </table:table-row>
        <table:table-row>
          <table:table-cell table:style-name="Table4.A3" office:value-type="string">
            <text:p text:style-name="P34"><text:placeholder text:placeholder-type="text">&lt;line.cantidad&gt;</text:placeholder> </text:p>
            <text:p text:style-name="P34"/>
          </table:table-cell>
          <table:table-cell table:style-name="Table4.A3" office:value-type="string">
            <text:p text:style-name="P77"><text:placeholder text:placeholder-type="text">&lt;line.descripcion&gt;</text:placeholder></text:p>
          </table:table-cell>
          <table:table-cell table:style-name="Table4.A3" office:value-type="string">
            <text:p text:style-name="P76"><text:placeholder text:placeholder-type="text">&lt;line.precioUnitario&gt;</text:placeholder></text:p>
          </table:table-cell>
          <table:table-cell table:style-name="Table4.D3" office:value-type="string">
            <text:p text:style-name="P76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0"><text:placeholder text:placeholder-type="text">&lt;/for&gt;</text:placeholder></text:p>
          </table:table-cell>
          <table:table-cell table:style-name="Table4.A3" office:value-type="string">
            <text:p text:style-name="P77"/>
          </table:table-cell>
          <table:table-cell table:style-name="Table4.A3" office:value-type="string">
            <text:p text:style-name="P60"/>
          </table:table-cell>
          <table:table-cell table:style-name="Table4.D3" office:value-type="string">
            <text:p text:style-name="P60"/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68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68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68">SUBTOTAL no objeto de IVA</text:p>
          </table:table-cell>
          <table:table-cell table:style-name="Table4.D3" office:value-type="string">
            <text:p text:style-name="P70">0.00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31"/>
          </table:table-cell>
          <table:table-cell table:style-name="Table4.A3" office:value-type="string">
            <text:p text:style-name="P68">SUBTOTAL excento de IVA</text:p>
          </table:table-cell>
          <table:table-cell table:style-name="Table4.D3" office:value-type="string">
            <text:p text:style-name="P70">0.00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61"/>
          </table:table-cell>
          <table:table-cell table:style-name="Table4.A3" office:value-type="string">
            <text:p text:style-name="P68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61"/>
          </table:table-cell>
          <table:table-cell table:style-name="Table4.A3" office:value-type="string">
            <text:p text:style-name="P68">IVA 1<text:span text:style-name="T25">4</text:span>%</text:p>
          </table:table-cell>
          <table:table-cell table:style-name="Table4.D3" office:value-type="string">
            <text:p text:style-name="P72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1"/>
          </table:table-cell>
          <table:table-cell table:style-name="Table4.A5" office:value-type="string">
            <text:p text:style-name="P61"/>
          </table:table-cell>
          <table:table-cell table:style-name="Table4.A3" office:value-type="string">
            <text:p text:style-name="P68">VALOR TOTAL</text:p>
          </table:table-cell>
          <table:table-cell table:style-name="Table4.D3" office:value-type="string">
            <text:p text:style-name="P88"><text:placeholder text:placeholder-type="text">&lt;invoice.total&gt;</text:placeholder></text:p>
          </table:table-cell>
        </table:table-row>
      </table:table>
      <text:p text:style-name="P84"><text:soft-page-break/><text:span text:style-name="T26"><text:tab/>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86"><text:span text:style-name="T17">I</text:span>NFORMACIÓN ADICIONAL</text:p>
            </table:table-cell>
            <table:table-cell table:style-name="Table5.B1" office:value-type="string">
              <text:p text:style-name="P86"/>
            </table:table-cell>
          </table:table-row>
        </table:table-header-rows>
        <table:table-row>
          <table:table-cell table:style-name="Table5.A2" office:value-type="string">
            <text:p text:style-name="P87">Matrizador:</text:p>
          </table:table-cell>
          <table:table-cell table:style-name="Table5.B2" office:value-type="string">
            <text:p text:style-name="P93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87">NUMERO DE LIBRO:</text:p>
          </table:table-cell>
          <table:table-cell table:style-name="Table5.B2" office:value-type="string">
            <text:p text:style-name="P93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90"><text:span text:style-name="T18">Dirección</text:span>: <text:s/></text:p>
          </table:table-cell>
          <table:table-cell table:style-name="Table5.B2" office:value-type="string">
            <text:p text:style-name="P82"><text:placeholder text:placeholder-type="text">&lt;invoice.party.addresses[0].street&gt;</text:placeholder></text:p>
          </table:table-cell>
        </table:table-row>
        <table:table-row>
          <table:table-cell table:style-name="Table5.A5" office:value-type="string">
            <text:p text:style-name="P86">Email: </text:p>
          </table:table-cell>
          <table:table-cell table:style-name="Table5.B5" office:value-type="string">
            <text:p text:style-name="P94"><text:span text:style-name="T19"><text:s/></text:span><text:span text:style-name="T19"><text:placeholder text:placeholder-type="text">&lt;invoice.party.email&gt;</text:placeholder></text:span></text:p>
          </table:table-cell>
        </table:table-row>
      </table:table>
      <text:p text:style-name="P83"><text:placeholder text:placeholder-type="text">&lt;/if&gt;</text:placeholder></text:p>
      <text:p text:style-name="P32"><text:s/><text:span text:style-name="T15"><text:placeholder text:placeholder-type="text">&lt;if test="invoice.type == 'out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5">Cantidad</text:p>
            </table:table-cell>
            <table:table-cell table:style-name="Table3.A1" office:value-type="string">
              <text:p text:style-name="P53">Descripcion</text:p>
            </table:table-cell>
            <table:table-cell table:style-name="Table3.A1" office:value-type="string">
              <text:p text:style-name="P51">Precio Unitario</text:p>
            </table:table-cell>
            <table:table-cell table:style-name="Table3.D1" office:value-type="string">
              <text:p text:style-name="P51">Precio Total</text:p>
            </table:table-cell>
          </table:table-row>
        </table:table-header-rows>
        <table:table-row>
          <table:table-cell table:style-name="Table3.A2" office:value-type="string">
            <text:p text:style-name="P74"><text:placeholder text:placeholder-type="text">&lt;for each="line in lines"&gt;</text:placeholder></text:p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3" office:value-type="string">
            <text:p text:style-name="P33"><text:placeholder text:placeholder-type="text">&lt;line.cantidad&gt;</text:placeholder> </text:p>
            <text:p text:style-name="P33"/>
          </table:table-cell>
          <table:table-cell table:style-name="Table3.A3" office:value-type="string">
            <text:p text:style-name="P73"><text:placeholder text:placeholder-type="text">&lt;line.descripcion&gt;</text:placeholder></text:p>
          </table:table-cell>
          <table:table-cell table:style-name="Table3.A3" office:value-type="string">
            <text:p text:style-name="P75"><text:placeholder text:placeholder-type="text">&lt;line.precioUnitario&gt;</text:placeholder></text:p>
          </table:table-cell>
          <table:table-cell table:style-name="Table3.D3" office:value-type="string">
            <text:p text:style-name="P75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39"><text:placeholder text:placeholder-type="text">&lt;/for&gt;</text:placeholder></text:p>
          </table:table-cell>
          <table:table-cell table:style-name="Table3.A3" office:value-type="string">
            <text:p text:style-name="P73"/>
          </table:table-cell>
          <table:table-cell table:style-name="Table3.A3" office:value-type="string">
            <text:p text:style-name="P59"/>
          </table:table-cell>
          <table:table-cell table:style-name="Table3.D3" office:value-type="string">
            <text:p text:style-name="P59"/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7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7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6">SUBTOTAL no objeto de IVA</text:p>
          </table:table-cell>
          <table:table-cell table:style-name="Table3.D3" office:value-type="string">
            <text:p text:style-name="P69">0.00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6">SUBTOTAL excento de IVA</text:p>
          </table:table-cell>
          <table:table-cell table:style-name="Table3.D3" office:value-type="string">
            <text:p text:style-name="P69">0.00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58"/>
          </table:table-cell>
          <table:table-cell table:style-name="Table3.A3" office:value-type="string">
            <text:p text:style-name="P66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58"/>
          </table:table-cell>
          <table:table-cell table:style-name="Table3.A3" office:value-type="string">
            <text:p text:style-name="P66">IVA 1<text:span text:style-name="T25">4</text:span>%</text:p>
          </table:table-cell>
          <table:table-cell table:style-name="Table3.D3" office:value-type="string">
            <text:p text:style-name="P71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58"/>
          </table:table-cell>
          <table:table-cell table:style-name="Table3.A5" office:value-type="string">
            <text:p text:style-name="P58"/>
          </table:table-cell>
          <table:table-cell table:style-name="Table3.A3" office:value-type="string">
            <text:p text:style-name="P66">VALOR TOTAL</text:p>
          </table:table-cell>
          <table:table-cell table:style-name="Table3.D3" office:value-type="string">
            <text:p text:style-name="P64"><text:placeholder text:placeholder-type="text">&lt;invoice.total&gt;</text:placeholder></text:p>
          </table:table-cell>
        </table:table-row>
      </table:table>
      <text:p text:style-name="P28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3"><text:span text:style-name="T17">I</text:span>NFORMACIÓN ADICIONAL</text:p>
            </table:table-cell>
            <table:table-cell table:style-name="Table10.B1" office:value-type="string">
              <text:p text:style-name="P63"/>
            </table:table-cell>
          </table:table-row>
        </table:table-header-rows>
        <table:table-row>
          <table:table-cell table:style-name="Table10.A2" office:value-type="string">
            <text:p text:style-name="P65">Matrizador:</text:p>
          </table:table-cell>
          <table:table-cell table:style-name="Table10.B2" office:value-type="string">
            <text:p text:style-name="P91"><text:placeholder text:placeholder-type="text">&lt;invoice.matrizador&gt;</text:placeholder></text:p>
          </table:table-cell>
        </table:table-row>
        <table:table-row>
          <table:table-cell table:style-name="Table10.A2" office:value-type="string">
            <text:p text:style-name="P65">NUMERO DE LIBRO:</text:p>
          </table:table-cell>
          <table:table-cell table:style-name="Table10.B2" office:value-type="string">
            <text:p text:style-name="P91"><text:placeholder text:placeholder-type="text">&lt;invoice.no_libro&gt;</text:placeholder></text:p>
          </table:table-cell>
        </table:table-row>
        <table:table-row>
          <table:table-cell table:style-name="Table10.A2" office:value-type="string">
            <text:p text:style-name="P62"><text:span text:style-name="T18">Dirección</text:span>: <text:s/></text:p>
          </table:table-cell>
          <table:table-cell table:style-name="Table10.B2" office:value-type="string">
            <text:p text:style-name="P30"><text:placeholder text:placeholder-type="text">&lt;invoice.party.addresses[0].street&gt;</text:placeholder></text:p>
          </table:table-cell>
        </table:table-row>
        <table:table-row>
          <table:table-cell table:style-name="Table10.A5" office:value-type="string">
            <text:p text:style-name="P63">Email: </text:p>
          </table:table-cell>
          <table:table-cell table:style-name="Table10.B5" office:value-type="string">
            <text:p text:style-name="P78"><text:span text:style-name="T19"><text:s/></text:span><text:span text:style-name="T19"><text:placeholder text:placeholder-type="text">&lt;invoice.party.email&gt;</text:placeholder></text:span></text:p>
          </table:table-cell>
        </table:table-row>
      </table:table>
      <text:p text:style-name="P19"><text:placeholder text:placeholder-type="text">&lt;/if&gt;</text:placeholder></text:p>
      <text:p text:style-name="P23"/>
      <text:p text:style-name="P41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7" meta:word-count="224" meta:character-count="2278" meta:non-whitespace-character-count="2141"/>
    <meta:user-defined meta:name="Info 1"/>
    <meta:user-defined meta:name="Info 2"/>
    <meta:user-defined meta:name="Info 3"/>
    <meta:user-defined meta:name="Info 4"/>
  </office:meta>
</office:document-meta>
</file>